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acielu,</text:span><text:span text:style-name="T1"><text:line-break/></text:span><text:span text:style-name="T1">chcę zostać z Tobą,</text:span><text:span text:style-name="T1"><text:line-break/></text:span><text:span text:style-name="T1">przy Tobie chcę być</text:span><text:span text:style-name="T1"><text:line-break/></text:span><text:span text:style-name="T1">i nie trzeba,</text:span><text:span text:style-name="T1"><text:line-break/></text:span><text:span text:style-name="T1">bym mówił coś,</text:span><text:span text:style-name="T1"><text:line-break/></text:span><text:span text:style-name="T1">wystarczy, byś był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3cm" presentation:class="title" presentation:user-transformed="true">
          <draw:text-box>
            <text:p text:style-name="P1"><text:span text:style-name="T1">Chcę być z Tobą,</text:span><text:span text:style-name="T1"><text:line-break/></text:span><text:span text:style-name="T1">gdy jest mi dobrze</text:span><text:span text:style-name="T1"><text:line-break/></text:span><text:span text:style-name="T1">i kiedy mi źle,</text:span><text:span text:style-name="T1"><text:line-break/></text:span><text:span text:style-name="T1">Przyjacielu,</text:span><text:span text:style-name="T1"><text:line-break/></text:span><text:span text:style-name="T1">otwieram </text:span><text:span text:style-name="T1">przed Tobą</text:span><text:span text:style-name="T1"><text:line-break/></text:span><text:span text:style-name="T1">serce me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o nie ma</text:span><text:span text:style-name="T1"><text:line-break/></text:span><text:span text:style-name="T1">większej miłości niż ta,</text:span><text:span text:style-name="T1"><text:line-break/></text:span><text:span text:style-name="T1">Gdy ktoś życie oddaje</text:span><text:span text:style-name="T1"><text:line-break/></text:span><text:span text:style-name="T1">bym ja mógł żyć. /x2</text:span><text:span text:style-name="T1"><text:line-break/></text:span><text:span text:style-name="T1">Bo nie ma</text:span><text:span text:style-name="T1"><text:line-break/></text:span><text:span text:style-name="T1">większej miłości niż</text:span><text:span text:style-name="T1"><text:line-break/></text:span><text:span text:style-name="T1">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7T17:12:39</meta:creation-date>
    <dc:date>2015-01-12T20:04:05.47</dc:date>
    <dc:language>pl-PL</dc:language>
    <meta:editing-cycles>14</meta:editing-cycles>
    <meta:editing-duration>PT1H20M25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